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865D8DA7FF4C7304F5.png" manifest:media-type="image/png"/>
  <manifest:file-entry manifest:full-path="Pictures/1000000000000FC000000BD083A951039DDE2A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db1fd" officeooo:paragraph-rsid="000db1fd"/>
    </style:style>
    <style:style style:name="P2" style:family="paragraph" style:parent-style-name="Text_20_body">
      <style:text-properties officeooo:rsid="000eca9e" officeooo:paragraph-rsid="000eca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Контрольные вопросы к разделу 3.11</text:h>
      <text:p text:style-name="Text_20_body"/>
      <text:p text:style-name="P1">3.1.</text:p>
      <text:p text:style-name="P1"><draw:frame draw:style-name="fr1" draw:name="Image1" text:anchor-type="paragraph" svg:width="17cm" svg:height="12.749cm" draw:z-index="0"><draw:image xlink:href="Pictures/1000000000000FC000000BD083A951039DDE2A4F.jpg" xlink:type="simple" xlink:show="embed" xlink:actuate="onLoad" loext:mime-type="image/jpeg"/></draw:frame></text:p>
      <text:p text:style-name="P1"/>
      <text:p text:style-name="P2">3.2.</text:p>
      <text:p text:style-name="P2">с)</text:p>
      <text:p text:style-name="P2"/>
      <text:p text:style-name="P2">3.3.</text:p>
      <text:p text:style-name="P2">Верно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4.</text:p>
      <text:p text:style-name="P2"/>
      <text:p text:style-name="P2"><draw:frame draw:style-name="fr2" draw:name="Image2" text:anchor-type="paragraph" svg:width="13.229cm" svg:height="10.319cm" draw:z-index="1"><draw:image xlink:href="Pictures/10000201000001F4000001865D8DA7FF4C7304F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4:52:00.380824920</meta:creation-date>
    <dc:date>2019-12-25T15:02:38.310289660</dc:date>
    <meta:editing-duration>PT10M41S</meta:editing-duration>
    <meta:editing-cycles>2</meta:editing-cycles>
    <meta:generator>LibreOffice/6.0.7.3$Linux_x86 LibreOffice_project/00m0$Build-3</meta:generator>
    <meta:document-statistic meta:table-count="0" meta:image-count="2" meta:object-count="0" meta:page-count="2" meta:paragraph-count="7" meta:word-count="11" meta:character-count="57" meta:non-whitespace-character-count="53"/>
  </office:meta>
</office:document-meta>
</file>